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3DAE356EDABB155.png" manifest:media-type="image/png"/>
  <manifest:file-entry manifest:full-path="Pictures/100002010000078000000438FFFCE9DF0311CE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85f" officeooo:paragraph-rsid="001af8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-5</text:p>
      <text:p text:style-name="P1"/>
      <text:p text:style-name="P1"><draw:frame draw:style-name="fr2" draw:name="Image1" text:anchor-type="char" svg:x="0cm" svg:y="0.82cm" svg:width="18.11cm" svg:height="14.693cm" draw:z-index="0"><draw:image xlink:href="Pictures/100002010000078000000438FFFCE9DF0311CEC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1" draw:name="Image2" text:anchor-type="char" svg:width="17.392cm" svg:height="20.98cm" draw:z-index="1"><draw:image xlink:href="Pictures/10000201000007800000043863DAE356EDABB15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3:35:06.136734967</meta:creation-date>
    <dc:date>2023-09-07T23:36:12.965356439</dc:date>
    <meta:editing-duration>PT1M7S</meta:editing-duration>
    <meta:editing-cycles>1</meta:editing-cycles>
    <meta:document-statistic meta:table-count="0" meta:image-count="2" meta:object-count="0" meta:page-count="2" meta:paragraph-count="2" meta:word-count="2" meta:character-count="61" meta:non-whitespace-character-count="9"/>
    <meta:generator>LibreOffice/6.4.7.2$Linux_X86_64 LibreOffice_project/40$Build-2</meta:generator>
  </office:meta>
</office:document-meta>
</file>